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4"/>
    <style:style style:name="P4" style:family="paragraph" style:parent-style-name="Standard">
      <style:text-properties style:font-name="Liberation Serif"/>
    </style:style>
    <style:style style:name="T1" style:family="text">
      <style:text-properties fo:font-variant="normal" fo:text-transform="none" fo:color="#333333" fo:font-size="12pt" fo:letter-spacing="normal" fo:font-style="normal" fo:font-weight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de fica essa camada de Middleware?</text:p>
      <text:p text:style-name="Standard"/>
      <text:p text:style-name="Standard">-no servidor de aplicação programa que gerencia o middleware, usaremos o jboss, ele possui toda a infraestrutura pronta só fazemos as chamadas para o componente.</text:p>
      <text:p text:style-name="Standard"/>
      <text:list xml:id="list1319118825" text:style-name="L1">
        <text:list-item>
          <text:p text:style-name="P1">O servidor de aplicação que cria o componente</text:p>
        </text:list-item>
        <text:list-item>
          <text:p text:style-name="P1">Não fazemos um NEW no nosso EJB </text:p>
        </text:list-item>
      </text:list>
      <text:p text:style-name="Standard"/>
      <text:p text:style-name="Standard">EJB para que serve ??</text:p>
      <text:p text:style-name="Standard"/>
      <text:p text:style-name="Standard">Criar componentes e arquitetura distribuida!!</text:p>
      <text:p text:style-name="Standard"/>
      <text:p text:style-name="Standard">Interface de negócio (BEAN Interface) </text:p>
      <text:list xml:id="list1912628468" text:style-name="L2">
        <text:list-item>
          <text:p text:style-name="P2">Ela não necessita de uma herença para ser uma interface apenas as Annotatios</text:p>
        </text:list-item>
      </text:list>
      <text:p text:style-name="Standard"/>
      <text:p text:style-name="Standard">Ao implementar o EJB ele pode ser conectado de duas formas Deployment Descriports(geralmente é um XML) e Java Annotatios</text:p>
      <text:p text:style-name="Standard"/>
      <text:p text:style-name="Standard">Projeto EAR – Enterprise archive </text:p>
      <text:p text:style-name="Standard">Projeto WAR – Web archive </text:p>
      <text:p text:style-name="Standard"/>
      <text:p text:style-name="Standard">para configurar o jboss você instala ele no pc e entra na pasta blog / depois na ear</text:p>
      <text:p text:style-name="Standard"/>
      <text:p text:style-name="Standard">e da um “ mvn clean install” ele gera o EAR </text:p>
      <text:p text:style-name="Standard"/>
      <text:p text:style-name="Standard">para deixar o servidor online entra na pasta jboss/bin/ e executa o comando run.sh</text:p>
      <text:p text:style-name="Standard"/>
      <text:p text:style-name="Standard">assim ele sobe a aplicação deixando o servidor onilne </text:p>
      <text:p text:style-name="Standard"/>
      <text:p text:style-name="Standard">Para testar você abre um navegador e na porta localhost:8080 se tudo estiver correto ele vai aparecer a pg do jboss </text:p>
      <text:p text:style-name="Standard"/>
      <text:p text:style-name="Standard"/>
      <text:p text:style-name="Standard">./deploy.sh ele copia o arquivo para o EAR (aqui criamos um arquivo no gedit para fazer o deploy automaticamente para não ter que subir manualmente o arquivo pro jboss) usamos um arquivo texto para gerar um comando shell. Basicamente ele é um CP</text:p>
      <text:p text:style-name="Standard"/>
      <text:p text:style-name="Standard"/>
      <text:p text:style-name="Standard">Para matar o processo na aplicação você da um um shotdonw.sh este comando avisa para aplicação que o processo será encerrado assim ele vai terminar o que estiver sendo executado para depois finalizar.</text:p>
      <text:p text:style-name="Standard"/>
      <text:p text:style-name="Standard">Já o ctrl +C ele mata a aplicação na hora.</text:p>
      <text:p text:style-name="Standard"/>
      <text:p text:style-name="Standard"/>
      <text:p text:style-name="Standard">Stateful : a instância é somente sua toda vez que uma nova instância for criada ela será esclusiva </text:p>
      <text:p text:style-name="Standard">1 milhão de instâncias = 1 minhlão de instâncias serão ciradas </text:p>
      <text:p text:style-name="Standard"/>
      <text:p text:style-name="Standard">Isto não funciornaria porque provavelmente o servido não daria conta de suportar</text:p>
      <text:p text:style-name="Standard"><text:s/></text:p>
      <text:p text:style-name="Standard">Então uma forma de resolver isto seria após um tempo que usuário deixou de mexer no pc ele tira o ejb do pool da memória e o colacano disco </text:p>
      <text:p text:style-name="Standard"><text:soft-page-break/></text:p>
      <text:p text:style-name="Standard">Todas as vezes que você for executar <text:s/>o código você tem que executar o comando mvn clean install</text:p>
      <text:p text:style-name="Standard">e ./deploy.sh.</text:p>
      <text:p text:style-name="Standard"/>
      <text:p text:style-name="Standard">Assim todo ejb, que for criado apartir da IDE, você hospedrá ele no servidor</text:p>
      <text:p text:style-name="Standard"/>
      <text:p text:style-name="Standard"/>
      <text:p text:style-name="Standard"/>
      <text:p text:style-name="Standard">Curiosidades Linux.:</text:p>
      <text:p text:style-name="Standard"/>
      <text:p text:style-name="Standard">Ao abrir um programa no terminal sem utilizar o &amp; no final do nome do programa,este processo manterá o terminal travado para aquela aplicação para resolver este problema você pode fazer por exemplo:</text:p>
      <text:p text:style-name="Standard"/>
      <text:p text:style-name="Standard"><text:tab/>1 - eclipse &amp; ou eclipse&amp; </text:p>
      <text:p text:style-name="Standard"/>
      <text:p text:style-name="Standard"><text:tab/>2 - nohup eclipse&amp;</text:p>
      <text:p text:style-name="Standard"><text:s/></text:p>
      <text:p text:style-name="Standard">Caso você abrir o programa e esquecer o &amp; (e comercial) você pode executar o comando :</text:p>
      <text:p text:style-name="P4"><text:span text:style-name="T1"/></text:p>
      <text:p text:style-name="P4"><text:span text:style-name="T1">$ctl+z</text:span><text:line-break/></text:p>
      <text:p text:style-name="P4"><text:span text:style-name="T1">e depois digite</text:span><text:line-break/></text:p>
      <text:p text:style-name="P4"><text:span text:style-name="T1">$bg</text:span> </text:p>
      <text:p text:style-name="P4"/>
      <text:p text:style-name="P4">Comando CHMOD 777 ele deixa o arquivo permissivel a fazer o que quiser no arquivo <text:s/></text:p>
      <text:list xml:id="list193050379" text:style-name="L4">
        <text:list-item>
          <text:list>
            <text:list-header>
              <text:p text:style-name="P3"/>
              <text:p text:style-name="P3"><text:s text:c="2"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09:46:18</meta:creation-date>
    <dc:date>2017-02-11T15:07:45</dc:date>
    <meta:editing-duration>PT1H34M40S</meta:editing-duration>
    <meta:editing-cycles>2</meta:editing-cycles>
    <meta:generator>LibreOffice/3.5$Linux_x86 LibreOffice_project/350m1$Build-202</meta:generator>
    <meta:document-statistic meta:table-count="0" meta:image-count="0" meta:object-count="0" meta:page-count="2" meta:paragraph-count="38" meta:word-count="452" meta:character-count="2536" meta:non-whitespace-character-count="2100"/>
  </office:meta>
</office:document-meta>
</file>